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8f599" officeooo:paragraph-rsid="0018f599" style:font-size-asian="18.3500003814697pt" style:font-size-complex="21pt"/>
    </style:style>
    <style:style style:name="P2" style:family="paragraph" style:parent-style-name="Standard">
      <style:text-properties fo:font-size="22pt" style:font-size-asian="19.25pt" style:font-size-complex="22pt"/>
    </style:style>
    <style:style style:name="P3" style:family="paragraph" style:parent-style-name="Standard">
      <style:text-properties officeooo:paragraph-rsid="0018f599"/>
    </style:style>
    <style:style style:name="T1" style:family="text">
      <style:text-properties officeooo:rsid="0018f599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officeooo:rsid="0019d1a1"/>
    </style:style>
    <style:style style:name="T4" style:family="text">
      <style:text-properties fo:font-size="24pt" officeooo:rsid="0018f599" style:font-size-asian="21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85"/><text:span text:style-name="T3">V7</text:span></text:p>
      <text:p text:style-name="Standard"><text:s text:c="133"/></text:p>
      <text:p text:style-name="Standard"/>
      <text:p text:style-name="Standard"/>
      <text:p text:style-name="P1">Cyphered text</text:p>
      <text:p text:style-name="P1">------------------------------------------------------------</text:p>
      <text:p text:style-name="Standard"/>
      <text:p text:style-name="Standard"/>
      <text:p text:style-name="Standard">OTWN TGO X RVIV PWINSSXGJ XG WQV PDUIVZV UNGWXCC'P JTIOVGP TW WQV KTWXHTGTGO RV RVGW CINZ</text:p>
      <text:p text:style-name="Standard">WNUXH WN WNUXH ZTIKVSXGJ TW WQV XGJVGDXWF WQTW ZVGPQNRVO XG KTIXNDP VGWVIUIXPVP, WXSS OTWN</text:p>
      <text:p text:style-name="Standard">JTKV VYUIVPPXNG WN QXP RTIZTOZXITWXNG CNI WQNPV ZVG RQN HTG VYUSNXW RQTW TIV HTSSVO 'HXUQVIP.'</text:p>
      <text:p text:style-name="Standard">"PN RINWV SVNG ATWWXPWT TSAVIWX GVTI WQV AVJXGGXGJ NC WQV PDHHXGHW ADWPDJJVPWXKV RNIL</text:p>
      <text:p text:style-name="Standard">WQTW VTIGVO QXZ WQV WXWSV NC CTWQVI NC RVPWVIGHIFUWNSNJF. TSAVIWX RTP WQV CXIPW NC T JINDU</text:p>
      <text:p text:style-name="Standard">NC RIXWVIP RQN, VSVZVGW AFVSVZVGW, OVKVSNUVO T WFUV NC HXUQVI WN RQXHQ ZNPW NC WNOTF'P PFPWVZP</text:p>
      <text:p text:style-name="Standard">NCHIFUWNJITUQF AVSNGJ. WQV PUVHXVP XP UNSFTSUQTAVWXH PDAPWXWDWXNG.XW RTP WQV TZTWVDIP NC</text:p>
      <text:p text:style-name="Standard">HIFUWNSNJF RQN HIVTWVO WQV PUVHXVP. WQVUINCVPPXNGTSP, RQN TSZNPW HVIWTXGSF PDIUTPPVO WQVZ XG</text:p>
      <text:p text:style-name="Standard">HIFUWTGTSFWXHVYUVIWXPV, HNGHVGWITWVO NG WQV ONRG-WN-VTIWQ UINASVZP NC WQV PFPWVZPWQTW</text:p>
      <text:p text:style-name="Standard">RVIV WQVG XG DPV ADW TIV GNR NDWOTWVO. WQV TZTWVDIP, DGCVWWVIVO WNWQVPV IVTSXWXVP, PNTIVO</text:p>
      <text:p text:style-name="Standard">XGWN WQV VZUFIVTG NC WQVNIF. WQVIV RVIV CNDIRQNPV WQNDJQW WNNL RXGJP: T CTZNDP TIHQXWVHW, TG</text:p>
      <text:p text:style-name="Standard">XGWVSSVHWDTS HSVIXH, TGVHHSVPXTPWXHTS HNDIWXVI, TGO T GTWDITS PHXVGWXPW.WQV TIHQXWVHW RTP</text:p>
      <text:p text:style-name="Standard">TSAVIWX, T ZTG RQN, UVIQTUP AVWWVI WQTG TGFNGVVYHVUW SVNGTION OT KXGHX, VUXWNZXMVP WQV</text:p>
      <text:p text:style-name="Standard">IVGTXPPTGHV XOVTS NC WQVDGXKVIPTS ZTG. ANIG XG 1404, WQV XSSVJXWXZTWV ADW CTKNIVO PNG NC T</text:p>
      <text:p text:style-name="Standard">CTZXSFNC IXHQ CSNIVGWXGV ZVIHQTGWP, TSAVIWX VGENFVO VYWITNIOXGTIF XGWVSSVHWDTSTGO TWQSVWXH</text:p>
      <text:p text:style-name="Standard">TUWXWDOVP. QV UTXGWVO, HNZUNPVO ZDPXH, TGO RTP IVJTIOVOTP NGV NC WQV AVPW NIJTGXPWP NC QXP OTF.</text:p>
      <text:p text:style-name="Standard">RIXWXGJP UNDIVO CINZ QXP UVG. QXPOV IV TVOXCXHTWNIXT, WQV CXIPW UIXGWVO ANNL NG</text:p>
      <text:p text:style-name="Standard">TIHQXWVHWDIV, RIXWWVG RQXSVJNWQXH HQDIHQVP RVIV PWXSS AVXGJ ADXSW, QVSUVO PQTUV WQV</text:p>
      <text:p text:style-name="Standard"><text:soft-page-break/>WQNDJQWP NCWQNPV RQN ADXSW PDHQ DWWVISF GNG-JNWQXH PWIDHWDIVP TP PW. UVWVI'P ATPXSXHTXG</text:p>
      <text:p text:style-name="Standard">INZV. ETHNA ADIHLQTIOW, TDWQNI NC WQV HSTPPXH WQV HXKXSXMTWXNG NC WQVIVGTXPPTTGHV XG XWTSF,</text:p>
      <text:p text:style-name="Standard">PXGJSVO NDW TSAVIWX TP NGV NC WQV WIDSF TSS-PXOVOZVG RQN WNRVI TANKV WQVXI GDZVINDP ZTGF-PXOVO</text:p>
      <text:p text:style-name="Standard">HNGWVZUNITIXVP. TGOTGNWQVI JIVTW IVGTXPPTGHV PHQNSTI, ENQG PFZNGOP, OVHSTIVO WQTW</text:p>
      <text:p text:style-name="Standard">"QVUIVPVGWP WQV PUXIXW NC WQV 15WQ HVGWDIF TW XWP KVIF AVPW."TZNGJ QXP CIXVGOP RTP WQV</text:p>
      <text:p text:style-name="Standard">UNGWXCXHTS PVHIVWTIF, SVNGTION OTWN, NGV NCWQV SVTIGVO ZVG NC QXP TJV, RQN ODIXGJ WQTW ZVZNITASV</text:p>
      <text:p text:style-name="Standard">PWINSS XG WQVKTWXHTG JTIOVGP AINDJQW WQV HNGKVIPTWXNG TINDGO WN HIFUWNSNJF. "FND'KVTSRTFP AVVG</text:p>
      <text:p text:style-name="Standard">XGWVIVPWVO XG WQVPV PVHIVWP NC GTWDIV," OTWN PTXO. "RQTW ONFND WQXGL NC WQVPV OVHXUQVIVIP?</text:p>
      <text:p text:style-name="Standard">QTKV FND WIXVO FNDI QTGO TW XW, TP ZDHQTP FND LGNR QNR WN?"TSAVIWX PZXSVO. QV LGVR WQTW OTWV'P</text:p>
      <text:p text:style-name="Standard">ODWXVP XGHSDOVO HXUQVIP (XW RTPAVCNIV WQV HDIXT QTO T PVUTITWV HXUQVI PVHIVWTIF). "FND'IV WQV</text:p>
      <text:p text:style-name="Standard">QVTO NC WQVUTUVS PVHIVWTIXTW," QV WVTPVO. "HNDSO XW AV WQTW FND QTO WN DPV WQVPVWQXGJP T CVR</text:p>
      <text:p text:style-name="Standard">WXZVP XG ZTWWVIP NC JIVTW XZUNIWTGHV WN QXP QNSXGVPP?""WQTW'P RQF X AINDJQW XW DU," OTWN</text:p>
      <text:p text:style-name="Standard">IVUSXVO HTGOXOSF. "TGO AVHTDPV NCWQV UNPW X QTKV, X RTGW WN AV TASV WN ON XW ZFPVSC RXWQNDW</text:p>
      <text:p text:style-name="Standard">QTKXGJ WN DPVNDWPXOV XGWVIUIVWVIP. CNI RQVG WQVF AIXGJ ZV SVWWVIP XG HXUQVI XGWVIHVUWVOAF</text:p>
      <text:p text:style-name="Standard">PUXVP, XW'P GN ENLXGJ ZTWWVI. PN USVTPV—XC FND'KV WQNDJQW DU TGF GVRXOVTP QTKXGJ WN ON RXWQ</text:p>
      <text:p text:style-name="Standard">WQXP ADPXGVPP, WVSS ZV TANDW WQVZ." PN TSAVIWXUINZXPVO WQTW QV RNDSO ON PNZV RNIL NG XW PN</text:p>
      <text:p text:style-name="Standard">WQTW OTWN RNDSO PVV WQTWXW RTP UINCXWTASV WN QTKV TPLVO QXZ, TGO WQV IVPDSW RTP WQV VPPTF</text:p>
      <text:p text:style-name="Standard">WQTW QVRINWV XG 1466 NI VTISF 1467, RQVG QV RTP 62 NI 63.QV XZUSXVO WQTW QV WQNDJQW DU WQV</text:p>
      <text:p text:style-name="Standard">XOVT NC CIVBDVGHF TGTSFPXP TSS AFQXZPVSC, ADW WQV HNGHVUWXNG WQTW QV PVW CNIWQ XP CTI WNN</text:p>
      <text:p text:style-name="Standard">ZTWDIVO CNI WQTW.GVKVIWQVSVPP, QXP IVZTILTASF SDHXO STWXG VPPTF, WNWTSXGJ TANDW 25ZTGDPHIXUW</text:p>
      <text:p text:style-name="Standard">UTJVP, HNGPWXWDWVP WQV RVPW'P NSOVPW VYWTGW WVYW NGHIFUWTGTSFPXP</text:p>
      <text:p text:style-name="Standard"/>
      <text:p text:style-name="Standard"/>
      <text:p text:style-name="Standard"/>
      <text:p text:style-name="Standard"/>
      <text:p text:style-name="P3"><text:span text:style-name="T4"/></text:p>
      <text:p text:style-name="P3"><text:soft-page-break/><text:span text:style-name="T4">Deciphered text</text:span></text:p>
      <text:p text:style-name="Standard"/>
      <text:p text:style-name="Standard"/>
      <text:p text:style-name="P1">-------------------------------------------------------------------</text:p>
      <text:p text:style-name="Standard"/>
      <text:p text:style-name="Standard">dato and i were strolling in the supreme pontiff's gardens at the vatican and we went from</text:p>
      <text:p text:style-name="Standard">topic to topic marveling at the ingenuity that men showed in various enterprises, till dato</text:p>
      <text:p text:style-name="Standard">gave expression to his warm admiration for those men who can exploit what are called 'ciphers.'</text:p>
      <text:p text:style-name="Standard">"so wrote leon battista alberti near the beginning of the succinct but suggestive work</text:p>
      <text:p text:style-name="Standard">that earned him the title of father of western cryptology. alberti was the first of a group</text:p>
      <text:p text:style-name="Standard">of writers who, element by element, developed a type of cipher to which most of today's systems</text:p>
      <text:p text:style-name="Standard">of cryptography belong. the species is polyalphabetic substitution.it was the amateurs of</text:p>
      <text:p text:style-name="Standard">cryptology who created the species. <text:span text:style-name="T1">t</text:span>he professionals, who almost certainly surpassed them in</text:p>
      <text:p text:style-name="Standard">cryptanalyticexpertise, concentrated on the down-to-earth problems of the systems that</text:p>
      <text:p text:style-name="Standard">were then in use but are now outdated. the amateurs, unfettered to these realities, soared</text:p>
      <text:p text:style-name="Standard">into the empyrean of theory. there were four whose thought took wings: a famous architect, an</text:p>
      <text:p text:style-name="Standard">intellectual cleric, an ecclesiastical courtier, and a natural scientist.the architect was</text:p>
      <text:p text:style-name="Standard">alberti, a man who, perhaps better than anyone except leonardo da vinci, epitomises the</text:p>
      <text:p text:style-name="Standard">renaissance ideal of theuniversal man. born in 1404, the illegitimate but favored son of a</text:p>
      <text:p text:style-name="Standard">family of rich florentine merchants, alberti enjoyed extraordinary intellectual and athletic</text:p>
      <text:p text:style-name="Standard">aptitudes. he painted, composed music, and was regarded as one of the best organists of his day.</text:p>
      <text:p text:style-name="Standard">writings poured from his pen. hisde re aedificatoria, the first printed book on</text:p>
      <text:p text:style-name="Standard">architecture, written while gothic churches were still being built, helped shape the</text:p>
      <text:p text:style-name="Standard">thoughts of those who built such utterly non-gothic structures as st. peter's basilicain</text:p>
      <text:p text:style-name="Standard">rome. jacob burckhardt, author of the classic the civilisation of the renaissaance in italy,</text:p>
      <text:p text:style-name="Standard">singled out alberti as one of the truly all-sidedmen who tower above their numerous many-sided</text:p>
      <text:p text:style-name="Standard">contemporaries. <text:span text:style-name="T1">a</text:span>nd another great renaissance scholar, john symonds, declared that</text:p>
      <text:p text:style-name="Standard">"hepresents the spirit of the 15th century at its very best."among his friends was the</text:p>
      <text:p text:style-name="Standard">pontifical secretary, leonardo dato, one of the learned men of his age, who during that memorable</text:p>
      <text:p text:style-name="Standard">stroll in the vatican gardens brought the conversation around to cryptology. "you've always been</text:p>
      <text:p text:style-name="Standard">interested in these secrets of nature," dato said. "what do you think of these decipherers?</text:p>
      <text:p text:style-name="Standard">have you tried your hand at it, as much as you know how to?"alberti smiled. he knew that date's</text:p>
      <text:p text:style-name="Standard">duties included ciphers (it was before the curia had a separate cipher secretary). "you're the</text:p>
      <text:p text:style-name="Standard">head of the papel secretariat," he teased. "could it be that you had to use the sethings a few</text:p>
      <text:p text:style-name="Standard">times in matters of great importance to his holiness?""that's why i brought it up," dato</text:p>
      <text:p text:style-name="Standard">replied candidly. "and because of the post i have, i want to be able to do it myself without</text:p>
      <text:p text:style-name="Standard">having to use outside interpreters. for when they bring me letters in cipher interceptedby</text:p>
      <text:p text:style-name="Standard">spies, it's no joking matter. so please—if you've thought up any new ideas having to do with</text:p>
      <text:p text:style-name="Standard">this business, tell me about them." so alberti promised that he would do some work on it so</text:p>
      <text:p text:style-name="Standard">that dato would see that it was profitable to have asked him, and the result was the essay</text:p>
      <text:p text:style-name="Standard">that he wrote in 1466 or early 1467, when he was 62 or 63.he implied that he thought up the</text:p>
      <text:p text:style-name="Standard">idea of frequency analysis all by himself, but the conception that he set forth is far too</text:p>
      <text:p text:style-name="Standard">matured for that. nevertheless, his remarkably lucid latin essay, totaling about 25 manuscript</text:p>
      <text:p text:style-name="Standard">pages, constitutes the west's oldest extant text on cryptanalysi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09:23:23.914000000</meta:creation-date>
    <dc:date>2023-10-03T10:45:07.302000000</dc:date>
    <meta:editing-duration>PT1H21M43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84" meta:word-count="1131" meta:character-count="7355" meta:non-whitespace-character-count="6091"/>
  </office:meta>
</office:document-meta>
</file>